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line-height="150%" fo:text-align="start" style:justify-single-word="false"/>
      <style:text-properties style:font-name="Times New Roman" fo:font-size="12pt" fo:font-weight="bold" style:font-size-asian="10.5pt" style:font-weight-asian="bold" style:font-size-complex="12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style:font-name="Times New Roman" fo:font-size="12pt" fo:font-weight="normal"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Times New Roman" fo:font-size="12pt" fo:font-weight="normal"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Times New Roman" fo:font-size="12pt" fo:font-weight="bold" style:font-size-asian="10.5pt" style:font-weight-asian="bold" style:font-size-complex="12pt" style:font-weight-complex="bold"/>
    </style:style>
    <style:style style:name="P8" style:family="paragraph" style:parent-style-name="Standard">
      <style:paragraph-properties fo:line-height="150%" fo:text-align="start" style:justify-single-word="false"/>
      <style:text-properties style:font-name="Monospace" fo:font-size="12pt" fo:font-weight="normal"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Monospace" fo:font-size="10pt" fo:font-weight="normal" style:font-size-asian="10pt" style:font-weight-asian="normal" style:font-size-complex="10pt" style:font-weight-complex="normal"/>
    </style:style>
    <style:style style:name="P10" style:family="paragraph" style:parent-style-name="Standard">
      <style:paragraph-properties fo:line-height="150%" fo:text-align="start" style:justify-single-word="false"/>
      <style:text-properties style:font-name="Monospace" fo:font-size="9pt" fo:font-weight="normal" style:font-size-asian="9pt" style:font-weight-asian="normal" style:font-size-complex="9pt" style:font-weight-complex="normal"/>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T1" style:family="text">
      <style:text-properties style:font-name="Monospace" fo:font-size="10pt" style:font-size-asian="10pt" style:font-size-complex="10pt"/>
    </style:style>
    <style:style style:name="T2" style:family="text">
      <style:text-properties style:font-name="Times New Roman" fo:font-size="12pt" fo:font-weight="bold" style:font-size-asian="10.5pt" style:font-weight-asian="bold" style:font-size-complex="12pt" style:font-weight-complex="bold"/>
    </style:style>
    <style:style style:name="T3" style:family="text">
      <style:text-properties style:font-name="Times New Roman" fo:font-size="12pt" style:font-size-asian="10.5pt" style:font-size-complex="12pt"/>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Verteilte Systeme</text:p>
      <text:p text:style-name="P1"/>
      <text:p text:style-name="P4">Übung 3</text:p>
      <text:p text:style-name="P2">Philipp Borgers, Maximilian Michels, Sascha S.</text:p>
      <text:p text:style-name="P2"/>
      <text:p text:style-name="P5"/>
      <text:p text:style-name="P3">Aufgabe 3.1.1)</text:p>
      <text:p text:style-name="P6">Es werden standardmäßig 2 Threads von OpenMP benutzt. Es wir d ein Intel(R) Core(TM)2 CPU mit zwei 2.00GHz Kernen verwendet. Jeder Kern hat folgende Spezifikationen:</text:p>
      <text:p text:style-name="P6"><text:span text:style-name="T1"/></text:p>
      <text:p text:style-name="P9"><text:s text:c="4"/>vendor_id: GenuineIntel</text:p>
      <text:p text:style-name="P9"><text:s text:c="4"/>cpu family: 6</text:p>
      <text:p text:style-name="P9"><text:s text:c="4"/>model: 15</text:p>
      <text:p text:style-name="P9"><text:s text:c="4"/>model name: Intel(R) Core(TM)2 CPU <text:s text:c="8"/>T7200 <text:s/>@ 2.00GHz</text:p>
      <text:p text:style-name="P9"><text:s text:c="4"/>stepping: 6</text:p>
      <text:p text:style-name="P9"><text:s text:c="4"/>cpu MHz: 1000.000 [gerade runtergetaktet]</text:p>
      <text:p text:style-name="P9"><text:s text:c="4"/>cache size: 4096 KB</text:p>
      <text:p text:style-name="P9"><text:s text:c="4"/>physical id: 0</text:p>
      <text:p text:style-name="P9"><text:s text:c="4"/>siblings: 2</text:p>
      <text:p text:style-name="P9"><text:s text:c="4"/>core id: 0</text:p>
      <text:p text:style-name="P9"><text:s text:c="4"/>cpu cores: 2</text:p>
      <text:p text:style-name="P9"><text:s text:c="4"/>apicid: 0</text:p>
      <text:p text:style-name="P9"><text:s text:c="4"/>initial apicid: 0</text:p>
      <text:p text:style-name="P9"><text:s text:c="4"/>fdiv_bug: no</text:p>
      <text:p text:style-name="P9"><text:s text:c="4"/>hlt_bug: no</text:p>
      <text:p text:style-name="P9"><text:s text:c="4"/>f00f_bug: no <text:s text:c="122"/></text:p>
      <text:p text:style-name="P9"><text:s text:c="4"/>coma_bug: no <text:s text:c="122"/></text:p>
      <text:p text:style-name="P9"><text:s text:c="4"/>fpu: yes <text:s text:c="126"/></text:p>
      <text:p text:style-name="P9"><text:s text:c="4"/>fpu_exception: yes <text:s text:c="116"/></text:p>
      <text:p text:style-name="P9"><text:s text:c="4"/>cpuid level: 10</text:p>
      <text:p text:style-name="P9"><text:s text:c="4"/>wp: yes</text:p>
      <text:p text:style-name="P9"><text:s text:c="4"/>flags: fpu vme de pse tsc msr pae mce cx8 apic mtrr pge mca cmov pat pse36</text:p>
      <text:p text:style-name="P9"><text:s text:c="4"/>clflush dts acpi mmx fxsr sse sse2 ss ht tm pbe nx lm constant_tsc</text:p>
      <text:p text:style-name="P9"><text:s text:c="4"/>arch_perfmon pebs bts aperfmperf pni dtes64 monitor ds_cpl vmx est tm2</text:p>
      <text:p text:style-name="P9"><text:s text:c="4"/>ssse3 cx16 xtpr pdcm lahf_lm dts tpr_shadow</text:p>
      <text:p text:style-name="P9"><text:s text:c="4"/>bogomips: 3989.92</text:p>
      <text:p text:style-name="P9"><text:s text:c="4"/>clflush size: 64</text:p>
      <text:p text:style-name="P9"><text:s text:c="4"/>cache_alignment: 64</text:p>
      <text:p text:style-name="P9"><text:s text:c="4"/>address sizes: 36 bits physical, 48 bits virtual</text:p>
      <text:p text:style-name="P9"><text:s text:c="4"/>power management:</text:p>
      <text:p text:style-name="P6"/>
      <text:p text:style-name="P6"/>
      <text:p text:style-name="P3"><text:soft-page-break/>Augabe 3.1.2)</text:p>
      <text:p text:style-name="P3"/>
      <text:p text:style-name="P6">Bei einem Thread verhält sich die Laufzeit fast linear zur Länge des Arrays. Auf einem System mit zwei Kernen und zwei Threads können wir die Berechnung für große Threads leicht beschleunigen. Bei mehr Threads als Kernen ist der Overhead für die Threadverwaltung zu groß, sodass wir unnötig CPU-Zyklen verschwenden und das Programm sogar langsamer wird.</text:p>
      <text:p text:style-name="P6"/>
      <text:section text:style-name="Sect1" text:name="Bereich1">
        <text:p text:style-name="P9"><text:s/>OMP_NUM_THREADS=1 ./sum 1024</text:p>
        <text:p text:style-name="P9"><text:s text:c="4"/>Using 1 threads in parallel sections.</text:p>
        <text:p text:style-name="P9"><text:s text:c="4"/>Time: 6</text:p>
        <text:p text:style-name="P9"><text:s text:c="4"/>OMP_NUM_THREADS=1 ./sum 2048</text:p>
        <text:p text:style-name="P9"><text:s text:c="4"/>Using 1 threads in parallel sections.</text:p>
        <text:p text:style-name="P9"><text:s text:c="4"/>Time: 11</text:p>
        <text:p text:style-name="P9"><text:s text:c="4"/>OMP_NUM_THREADS=1 ./sum 4096</text:p>
        <text:p text:style-name="P9"><text:s text:c="4"/>Using 1 threads in parallel sections.</text:p>
        <text:p text:style-name="P9"><text:s text:c="4"/>Time: 19</text:p>
        <text:p text:style-name="P9"><text:s text:c="4"/>OMP_NUM_THREADS=1 ./sum 8192</text:p>
        <text:p text:style-name="P9"><text:s text:c="4"/>Using 1 threads in parallel sections.</text:p>
        <text:p text:style-name="P9"><text:s text:c="4"/>Time: 37</text:p>
        <text:p text:style-name="P9"><text:s text:c="4"/>OMP_NUM_THREADS=2 ./sum 1024</text:p>
        <text:p text:style-name="P9"><text:s text:c="4"/>Using 2 threads in parallel sections.</text:p>
        <text:p text:style-name="P9"><text:s text:c="4"/>Time: 7</text:p>
        <text:p text:style-name="P9"><text:s text:c="4"/>OMP_NUM_THREADS=2 ./sum 2048</text:p>
        <text:p text:style-name="P9"><text:s text:c="4"/>Using 2 threads in parallel sections.</text:p>
        <text:p text:style-name="P9"><text:s text:c="4"/>Time: 9</text:p>
        <text:p text:style-name="P9"><text:s text:c="4"/>OMP_NUM_THREADS=2 ./sum 4096</text:p>
        <text:p text:style-name="P9"><text:s text:c="4"/>Using 2 threads in parallel sections.</text:p>
        <text:p text:style-name="P9"><text:s text:c="4"/>Time: 13</text:p>
        <text:p text:style-name="P9"><text:s text:c="4"/>OMP_NUM_THREADS=2 ./sum 8192</text:p>
        <text:p text:style-name="P9"><text:s text:c="4"/>Using 2 threads in parallel sections.</text:p>
        <text:p text:style-name="P9"><text:s text:c="4"/>Time: 22</text:p>
        <text:p text:style-name="P9"><text:s text:c="4"/>OMP_NUM_THREADS=4 ./sum 1024</text:p>
        <text:p text:style-name="P9"><text:s text:c="4"/>Using 4 threads in parallel sections.</text:p>
        <text:p text:style-name="P9"><text:s text:c="4"/>Time: 47</text:p>
        <text:p text:style-name="P9"><text:s text:c="4"/>OMP_NUM_THREADS=4 ./sum 2048</text:p>
        <text:p text:style-name="P9"><text:s text:c="4"/>Using 4 threads in parallel sections.</text:p>
        <text:p text:style-name="P9"><text:s text:c="4"/>Time: 54</text:p>
        <text:p text:style-name="P9"><text:s text:c="4"/>OMP_NUM_THREADS=4 ./sum 4096</text:p>
        <text:p text:style-name="P9"><text:s text:c="4"/>Using 4 threads in parallel sections.</text:p>
        <text:p text:style-name="P9"><text:s text:c="4"/>Time: 56</text:p>
        <text:p text:style-name="P9"><text:s text:c="4"/>OMP_NUM_THREADS=4 ./sum 8192</text:p>
        <text:p text:style-name="P9"><text:s text:c="4"/>Using 4 threads in parallel sections.</text:p>
        <text:p text:style-name="P9"><text:s text:c="4"/>Time: 67</text:p>
        <text:p text:style-name="P9"><text:s text:c="4"/>OMP_NUM_THREADS=6 ./sum 1024</text:p>
        <text:p text:style-name="P9"><text:s text:c="4"/>Using 6 threads in parallel sections.</text:p>
        <text:p text:style-name="P9"><text:s text:c="4"/>Time: 64</text:p>
        <text:p text:style-name="P9"><text:s text:c="4"/>OMP_NUM_THREADS=6 ./sum 2048</text:p>
        <text:p text:style-name="P9"><text:s text:c="4"/>Using 6 threads in parallel sections.</text:p>
        <text:p text:style-name="P9"><text:s text:c="4"/>Time: 73</text:p>
        <text:p text:style-name="P9"><text:s text:c="4"/>OMP_NUM_THREADS=6 ./sum 4096</text:p>
        <text:p text:style-name="P9"><text:s text:c="4"/>Using 6 threads in parallel sections.</text:p>
        <text:p text:style-name="P9"><text:s text:c="4"/>Time: 82</text:p>
        <text:p text:style-name="P9"><text:s text:c="4"/>OMP_NUM_THREADS=6 ./sum 8192</text:p>
        <text:p text:style-name="P9"><text:s text:c="4"/>Using 6 threads in parallel sections.</text:p>
        <text:p text:style-name="P9"><text:s text:c="4"/>Time: 89</text:p>
        <text:p text:style-name="P6"/>
        <text:p text:style-name="P3"/>
      </text:section>
      <text:p text:style-name="P9"><text:soft-page-break/><text:span text:style-name="T2">Augabe 3.2)</text:span></text:p>
      <text:p text:style-name="P9"><text:span text:style-name="T3"/></text:p>
      <text:p text:style-name="P9"><text:span text:style-name="T3">Die Berechnung der Fibonaccizahlen wurde wie gefordert mit sequentieller Berechnung für die Teilrekursionen implementiert. Dazu werden dem Programm als Parameter die Zahl n für die Fibonaccifunktion und die Anzahl der Threads übergeben.</text:span></text:p>
      <text:p text:style-name="P9"><text:span text:style-name="T3">Dann wird die Berechnung der nten Fibonaccizahl gestartet. Dazu wird n, die Anzahl der Threads und der Counter für die aktuelle Thread ID übergeben. Die Thread ID muss separat übergeben werden, weil der Aufruf omp_get_thread_num() bei verschachtelten parallelen Sections nicht die korekte Thread ID, sondern nur den Familiennamen der Threads unter dem jeweiligen Aufruf ausgibt.<text:tab/></text:span></text:p>
      <text:p text:style-name="P9"><text:span text:style-name="T3"/></text:p>
      <text:p text:style-name="P10">#include &lt;stdlib.h&gt;</text:p>
      <text:p text:style-name="P10">#include &lt;assert.h&gt;</text:p>
      <text:p text:style-name="P10">#include &lt;string.h&gt;</text:p>
      <text:p text:style-name="P10">#include &lt;stdio.h&gt;</text:p>
      <text:p text:style-name="P10">#include &lt;omp.h&gt;</text:p>
      <text:p text:style-name="P10"></text:p>
      <text:p text:style-name="P10">/* divisor used for splitting up threads */</text:p>
      <text:p text:style-name="P10">int divisor = 2;</text:p>
      <text:p text:style-name="P10"></text:p>
      <text:p text:style-name="P10">long long fib(int n, int num_threads, int thread_id) {</text:p>
      <text:p text:style-name="P10"><text:s text:c="3"/><text:tab/>long long fib1, fib2;</text:p>
      <text:p text:style-name="P10"></text:p>
      <text:p text:style-name="P10"><text:tab/>int num_threads_left;</text:p>
      <text:p text:style-name="P10"><text:tab/>int r;</text:p>
      <text:p text:style-name="P10"></text:p>
      <text:p text:style-name="P10"><text:tab/>if (n &lt; 2) {</text:p>
      <text:p text:style-name="P10"><text:tab/><text:tab/>return n;</text:p>
      <text:p text:style-name="P10"><text:tab/>}</text:p>
      <text:p text:style-name="P10"><text:tab/></text:p>
      <text:p text:style-name="P10"><text:tab/>/* Now we sort sequentially because we ran out of threads */</text:p>
      <text:p text:style-name="P10"><text:tab/>if (num_threads &lt;= 1) {</text:p>
      <text:p text:style-name="P10"><text:tab/><text:tab/>printf("No threads left, now computing sequentially =&gt; [ID: %d][n: %d]\n", thread_id, n);</text:p>
      <text:p text:style-name="P10"><text:tab/><text:tab/>return (fib(n-1, 1, thread_id) + fib(n-2, 1, thread_id));</text:p>
      <text:p text:style-name="P10"><text:tab/>}</text:p>
      <text:p text:style-name="P10"><text:tab/></text:p>
      <text:p text:style-name="P10"><text:tab/>/* Divide the number of threads into two parts according to divisor */</text:p>
      <text:p text:style-name="P10"><text:tab/>num_threads_left = num_threads / divisor + num_threads % divisor;</text:p>
      <text:p text:style-name="P10"><text:tab/>//printf("threads: %ld =&gt; %ld, %ld\n", num_threads, num_threads_left, num_threads-num_threads_left);</text:p>
      <text:p text:style-name="P10"></text:p>
      <text:p text:style-name="P10"><text:tab/>/* Compute in parallel */</text:p>
      <text:p text:style-name="P10"><text:soft-page-break/><text:tab/>#pragma omp parallel sections num_threads(num_threads)</text:p>
      <text:p text:style-name="P10"><text:tab/>{</text:p>
      <text:p text:style-name="P10"><text:tab/> <text:s/>/* Thread ID counter increased atomicly before start of sections */</text:p>
      <text:p text:style-name="P10"><text:tab/> <text:s/>#pragma omp atomic</text:p>
      <text:p text:style-name="P10"><text:tab/><text:tab/> <text:s/>thread_id++;</text:p>
      <text:p text:style-name="P10"><text:tab/> <text:s/></text:p>
      <text:p text:style-name="P10"><text:tab/> <text:s/>#pragma omp section</text:p>
      <text:p text:style-name="P10"><text:tab/><text:tab/> <text:s/>fib1 = fib(n-1, num_threads_left, thread_id);</text:p>
      <text:p text:style-name="P10"><text:tab/><text:tab/> <text:s/></text:p>
      <text:p text:style-name="P10"><text:tab/> <text:s/>#pragma omp section</text:p>
      <text:p text:style-name="P10"><text:tab/><text:tab/> <text:s/>fib2 = fib(n-2, num_threads-num_threads_left, thread_id+1);</text:p>
      <text:p text:style-name="P10"><text:tab/>}</text:p>
      <text:p text:style-name="P10"><text:tab/>return(fib1+fib2);</text:p>
      <text:p text:style-name="P10">}</text:p>
      <text:p text:style-name="P10"></text:p>
      <text:p text:style-name="P10"></text:p>
      <text:p text:style-name="P10">int main(int argc, char *argv[]) {</text:p>
      <text:p text:style-name="P10"></text:p>
      <text:p text:style-name="P10"><text:s text:c="4"/>int n, num_threads;</text:p>
      <text:p text:style-name="P10"><text:s text:c="4"/>long long int result;</text:p>
      <text:p text:style-name="P10"></text:p>
      <text:p text:style-name="P10"><text:tab/>/* Get input parameters */</text:p>
      <text:p text:style-name="P10"><text:s text:c="4"/>assert(argc &gt; 2);</text:p>
      <text:p text:style-name="P10"><text:tab/>n = atoi(argv[1]);</text:p>
      <text:p text:style-name="P10"><text:tab/>num_threads = atoi(argv[2]);</text:p>
      <text:p text:style-name="P10"><text:tab/>assert(num_threads &gt;= 0);</text:p>
      <text:p text:style-name="P10"><text:s text:c="4"/>assert(n &gt;= 0);</text:p>
      <text:p text:style-name="P10"></text:p>
      <text:p text:style-name="P10"><text:tab/>/* Set divisor if parameter is given */</text:p>
      <text:p text:style-name="P10"><text:tab/>if(argc &gt; 3)</text:p>
      <text:p text:style-name="P10"><text:tab/><text:tab/>divisor = atoi(argv[3]);</text:p>
      <text:p text:style-name="P10"><text:tab/>printf("divisor: %d\n", divisor);</text:p>
      <text:p text:style-name="P10"><text:s text:c="3"/></text:p>
      <text:p text:style-name="P10"><text:tab/>/* Computer fib(n) */ </text:p>
      <text:p text:style-name="P10"><text:s text:c="4"/>result = fib(n, num_threads, 0);</text:p>
      <text:p text:style-name="P10"><text:s text:c="4"/></text:p>
      <text:p text:style-name="P10"><text:s text:c="4"/>printf("fib(%d) = %lld\n", n, result);</text:p>
      <text:p text:style-name="P10"></text:p>
      <text:p text:style-name="P10"><text:s text:c="4"/>return 0;</text:p>
      <text:p text:style-name="P10"></text:p>
      <text:p text:style-name="P10">}</text:p>
      <text:p text:style-name="P10"/>
      <text:p text:style-name="P12">Eine bessere Lastverteilung wird erreicht, wenn man dem ersten der beiden rekursiven Funktionsaufrufe mehr Threads zuweist, denn dieser berechnet mehr.</text:p>
      <text:p text:style-name="P8"/>
      <text:p text:style-name="P8"><text:soft-page-break/>Testlauf:</text:p>
      <text:p text:style-name="P10"/>
      <text:p text:style-name="P10"/>
      <text:p text:style-name="P10">./fib 5 2</text:p>
      <text:p text:style-name="P10">divisor: 2</text:p>
      <text:p text:style-name="P10">No threads left, now computing sequentially =&gt; [ID: 1][n: 4]</text:p>
      <text:p text:style-name="P10">No threads left, now computing sequentially =&gt; [ID: 1][n: 3]</text:p>
      <text:p text:style-name="P10">No threads left, now computing sequentially =&gt; [ID: 1][n: 2]</text:p>
      <text:p text:style-name="P10">No threads left, now computing sequentially =&gt; [ID: 1][n: 2]</text:p>
      <text:p text:style-name="P10">No threads left, now computing sequentially =&gt; [ID: 2][n: 3]</text:p>
      <text:p text:style-name="P10">No threads left, now computing sequentially =&gt; [ID: 2][n: 2]</text:p>
      <text:p text:style-name="P10">fib(5) =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6T13:45:16</meta:creation-date>
    <dc:date>2012-05-10T15:49:26</dc:date>
    <meta:editing-duration>PT2H16M3S</meta:editing-duration>
    <meta:editing-cycles>14</meta:editing-cycles>
    <meta:generator>LibreOffice/3.4$Unix LibreOffice_project/340m1$Build-602</meta:generator>
    <dc:creator>Maximilian Michels</dc:creator>
    <meta:document-statistic meta:table-count="0" meta:image-count="0" meta:object-count="0" meta:page-count="5" meta:paragraph-count="170" meta:word-count="800" meta:character-count="6131" meta:non-whitespace-character-count="4500"/>
  </office:meta>
</office:document-meta>
</file>